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ABE000002BCFEAE3F454C52ACE4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0.94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7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0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61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05cm"/>
      <style:paragraph-properties style:writing-mode="lr-tb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42cm" svg:height="2.147cm" svg:x="24.5cm" svg:y="8.5cm">
          <draw:text-box>
            <text:p><text:span text:style-name="T1">Vcc</text:span></text:p>
            <text:p><text:span text:style-name="T1">RxD</text:span></text:p>
            <text:p><text:span text:style-name="T1">TxD</text:span></text:p>
            <text:p><text:span text:style-name="T1">GND</text:span></text:p>
          </draw:text-box>
        </draw:frame>
        <draw:frame draw:style-name="gr2" draw:text-style-name="P3" draw:layer="layout" svg:width="2.585cm" svg:height="1.361cm" svg:x="25.735cm" svg:y="8.9cm">
          <draw:text-box>
            <text:p text:style-name="P2"><text:span text:style-name="T2">To target</text:span></text:p>
            <text:p text:style-name="P2"><text:span text:style-name="T2">board</text:span></text:p>
          </draw:text-box>
        </draw:frame>
        <draw:frame draw:style-name="gr3" draw:text-style-name="P3" draw:layer="layout" svg:width="5.222cm" svg:height="1.361cm" svg:x="16.35cm" svg:y="4.55cm">
          <draw:text-box>
            <text:p text:style-name="P2"><text:span text:style-name="T2">Target board supply</text:span></text:p>
            <text:p text:style-name="P2"><text:span text:style-name="T2">voltage selection</text:span></text:p>
          </draw:text-box>
        </draw:frame>
        <draw:frame draw:style-name="gr4" draw:text-style-name="P1" draw:layer="layout" svg:width="1.378cm" svg:height="1.673cm" svg:x="21.372cm" svg:y="4.377cm">
          <draw:text-box>
            <text:p text:style-name="P2"><text:span text:style-name="T1">5V</text:span></text:p>
            <text:p text:style-name="P2"><text:span text:style-name="T1">|</text:span></text:p>
            <text:p text:style-name="P2"><text:span text:style-name="T1">3.3V</text:span></text:p>
          </draw:text-box>
        </draw:frame>
        <draw:frame draw:style-name="gr5" draw:text-style-name="P3" draw:layer="layout" svg:width="3.558cm" svg:height="1.361cm" svg:x="14.25cm" svg:y="13.45cm">
          <draw:text-box>
            <text:p><text:span text:style-name="T2">Target board</text:span></text:p>
            <text:p><text:span text:style-name="T2">manual reset</text:span></text:p>
          </draw:text-box>
        </draw:frame>
        <draw:frame draw:style-name="gr6" draw:text-style-name="P3" draw:layer="layout" svg:width="3.461cm" svg:height="0.806cm" svg:x="1.8cm" svg:y="9.15cm">
          <draw:text-box>
            <text:p><text:span text:style-name="T2">To computer</text:span></text:p>
          </draw:text-box>
        </draw:frame>
        <draw:frame draw:style-name="gr7" draw:text-style-name="P2" draw:layer="layout" svg:width="19.5cm" svg:height="4.963cm" svg:x="5.2cm" svg:y="7.25cm">
          <draw:image xlink:href="Pictures/1000000000000ABE000002BCFEAE3F454C52ACE4.jpg" xlink:type="simple" xlink:show="embed" xlink:actuate="onLoad" draw:mime-type="image/jpeg">
            <text:p/>
          </draw:image>
        </draw:frame>
        <draw:line draw:style-name="gr8" draw:text-style-name="P4" draw:layer="layout" svg:x1="20.75cm" svg:y1="13.351cm" svg:x2="20.75cm" svg:y2="11.601cm">
          <text:p/>
        </draw:line>
        <draw:line draw:style-name="gr8" draw:text-style-name="P4" draw:layer="layout" svg:x1="15.95cm" svg:y1="13.45cm" svg:x2="15.95cm" svg:y2="11.7cm">
          <text:p/>
        </draw:line>
        <draw:line draw:style-name="gr9" draw:text-style-name="P4" draw:layer="layout" svg:x1="19.4cm" svg:y1="6cm" svg:x2="19.4cm" svg:y2="7.75cm">
          <text:p/>
        </draw:line>
        <draw:frame draw:style-name="gr10" draw:text-style-name="P5" draw:layer="layout" svg:width="2.593cm" svg:height="1.361cm" svg:x="19.45cm" svg:y="13.451cm">
          <draw:text-box>
            <text:p text:style-name="P2"><text:span text:style-name="T2">Power</text:span></text:p>
            <text:p text:style-name="P2"><text:span text:style-name="T2">indicat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1:09:34.991338266</meta:creation-date>
    <dc:date>2023-05-03T18:30:32.553240754</dc:date>
    <meta:editing-duration>PT11M22S</meta:editing-duration>
    <meta:editing-cycles>4</meta:editing-cycles>
    <meta:generator>LibreOffice/7.5.1.2$Linux_X86_64 LibreOffice_project/50$Build-2</meta:generator>
    <meta:document-statistic meta:object-count="11"/>
  </office:meta>
</office:document-meta>
</file>